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6708e" officeooo:paragraph-rsid="0006708e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6708e" officeooo:paragraph-rsid="0006708e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e283" officeooo:paragraph-rsid="000c239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e283" officeooo:paragraph-rsid="000ae28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6708e"/>
    </style:style>
    <style:style style:name="P6" style:family="paragraph" style:parent-style-name="Standard">
      <style:text-properties fo:font-size="14pt" officeooo:rsid="000ae283" officeooo:paragraph-rsid="000ae283" style:font-size-asian="14pt" style:font-size-complex="14pt"/>
    </style:style>
    <style:style style:name="P7" style:family="paragraph" style:parent-style-name="Standard">
      <style:text-properties officeooo:rsid="0004ddf6" officeooo:paragraph-rsid="0004ddf6"/>
    </style:style>
    <style:style style:name="P8" style:family="paragraph" style:parent-style-name="Standard">
      <style:paragraph-properties fo:text-align="center" style:justify-single-word="false" fo:break-before="page"/>
      <style:text-properties fo:font-size="36pt" officeooo:rsid="0006708e" officeooo:paragraph-rsid="000ae283" style:font-size-asian="36pt" style:font-size-complex="36pt"/>
    </style:style>
    <style:style style:name="P9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10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1013e8" officeooo:paragraph-rsid="001013e8" style:font-size-asian="10.5pt" style:font-size-complex="12pt"/>
    </style:style>
    <style:style style:name="P11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0f026e" officeooo:paragraph-rsid="000f026e" style:font-size-asian="10.5pt" style:font-size-complex="12pt"/>
    </style:style>
    <style:style style:name="P12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officeooo:rsid="001013e8" officeooo:paragraph-rsid="001013e8"/>
    </style:style>
    <style:style style:name="P13" style:family="paragraph" style:parent-style-name="Standard">
      <style:paragraph-properties fo:margin-left="0.4925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14" style:family="paragraph" style:parent-style-name="Standard" style:list-style-name="L1">
      <style:text-properties officeooo:paragraph-rsid="0014629f"/>
    </style:style>
    <style:style style:name="P15" style:family="paragraph" style:parent-style-name="Standard" style:list-style-name="L1">
      <style:text-properties fo:font-size="14pt" officeooo:rsid="0004ddf6" officeooo:paragraph-rsid="0014629f" style:font-size-asian="14pt" style:font-size-complex="14pt"/>
    </style:style>
    <style:style style:name="P16" style:family="paragraph" style:parent-style-name="Standard" style:list-style-name="L1">
      <style:text-properties fo:font-size="14pt" officeooo:rsid="0004ddf6" officeooo:paragraph-rsid="0008c5ec" style:font-size-asian="14pt" style:font-size-complex="14pt"/>
    </style:style>
    <style:style style:name="P17" style:family="paragraph" style:parent-style-name="Standard" style:list-style-name="L1">
      <style:text-properties fo:font-size="14pt" officeooo:rsid="0004ddf6" officeooo:paragraph-rsid="000ae283" style:font-size-asian="14pt" style:font-size-complex="14pt"/>
    </style:style>
    <style:style style:name="P18" style:family="paragraph" style:parent-style-name="Standard" style:list-style-name="L1">
      <style:text-properties fo:font-size="14pt" officeooo:rsid="000ca648" officeooo:paragraph-rsid="0014629f" style:font-size-asian="14pt" style:font-size-complex="14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officeooo:rsid="000c2390" officeooo:paragraph-rsid="000c2390" style:font-size-asian="10.5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officeooo:rsid="000ae283" officeooo:paragraph-rsid="000ae283" style:font-size-asian="10.5pt" style:font-size-complex="12pt"/>
    </style:style>
    <style:style style:name="P21" style:family="paragraph" style:parent-style-name="Standard" style:list-style-name="L1">
      <style:text-properties officeooo:paragraph-rsid="0004ddf6" fo:background-color="#ffff00"/>
    </style:style>
    <style:style style:name="P22" style:family="paragraph" style:parent-style-name="Standard" style:list-style-name="L1">
      <style:paragraph-properties fo:margin-left="0.9846in" fo:margin-right="0in" fo:text-indent="-0.25in" style:auto-text-indent="false"/>
      <style:text-properties fo:font-size="14pt" officeooo:rsid="0018daab" officeooo:paragraph-rsid="0018daab" style:font-size-asian="14pt" style:font-size-complex="14pt"/>
    </style:style>
    <style:style style:name="P23" style:family="paragraph" style:parent-style-name="Standard" style:list-style-name="L1">
      <style:paragraph-properties fo:margin-left="0.9846in" fo:margin-right="0in" fo:text-indent="-0.25in" style:auto-text-indent="false"/>
      <style:text-properties fo:font-size="14pt" officeooo:rsid="0012d8ff" officeooo:paragraph-rsid="0014629f" style:font-size-asian="14pt" style:font-size-complex="14pt"/>
    </style:style>
    <style:style style:name="P24" style:family="paragraph" style:parent-style-name="Standard" style:list-style-name="L1">
      <style:paragraph-properties fo:margin-left="0.9846in" fo:margin-right="0in" fo:text-indent="-0.25in" style:auto-text-indent="false"/>
      <style:text-properties fo:font-size="14pt" officeooo:rsid="0010e506" officeooo:paragraph-rsid="0010e506" fo:background-color="#ffff00" style:font-size-asian="14pt" style:font-size-complex="14pt"/>
    </style:style>
    <style:style style:name="P25" style:family="paragraph" style:parent-style-name="Standard" style:list-style-name="L1">
      <style:paragraph-properties fo:margin-left="0.9846in" fo:margin-right="0in" fo:text-indent="-0.25in" style:auto-text-indent="false"/>
      <style:text-properties officeooo:rsid="0018daab" officeooo:paragraph-rsid="0018daab"/>
    </style:style>
    <style:style style:name="P26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27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12pt" officeooo:rsid="000c2390" officeooo:paragraph-rsid="001d0916" style:font-size-asian="10.5pt" style:font-size-complex="12pt"/>
    </style:style>
    <style:style style:name="P28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12pt" officeooo:rsid="000ca648" officeooo:paragraph-rsid="000ce65d" style:font-size-asian="10.5pt" style:font-size-complex="12pt"/>
    </style:style>
    <style:style style:name="P29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12pt" officeooo:rsid="000f026e" officeooo:paragraph-rsid="000f026e" style:font-size-asian="10.5pt" style:font-size-complex="12pt"/>
    </style:style>
    <style:style style:name="P30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fo:font-size="12pt" officeooo:rsid="000ce65d" officeooo:paragraph-rsid="000ce65d" style:font-size-asian="10.5pt" style:font-size-complex="12pt"/>
    </style:style>
    <style:style style:name="P31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officeooo:rsid="000ca648" officeooo:paragraph-rsid="000ca648"/>
    </style:style>
    <style:style style:name="P32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officeooo:rsid="000cd713" officeooo:paragraph-rsid="000ce65d" fo:background-color="#ffff00"/>
    </style:style>
    <style:style style:name="P33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officeooo:rsid="000f026e" officeooo:paragraph-rsid="000f026e"/>
    </style:style>
    <style:style style:name="P34" style:family="paragraph" style:parent-style-name="Standard" style:list-style-name="L1">
      <style:paragraph-properties fo:margin-left="1.4772in" fo:margin-right="0in" fo:text-indent="-0.25in" style:auto-text-indent="false"/>
      <style:text-properties fo:font-size="14pt" officeooo:rsid="0010e506" officeooo:paragraph-rsid="0010e506" fo:background-color="#ffff00" style:font-size-asian="14pt" style:font-size-complex="14pt"/>
    </style:style>
    <style:style style:name="P35" style:family="paragraph" style:parent-style-name="Standard" style:list-style-name="L1">
      <style:paragraph-properties fo:margin-left="1.4772in" fo:margin-right="0in" fo:text-indent="-0.25in" style:auto-text-indent="false"/>
      <style:text-properties fo:font-size="14pt" officeooo:rsid="0012d8ff" officeooo:paragraph-rsid="0014629f" fo:background-color="#ffff00" style:font-size-asian="14pt" style:font-size-complex="14pt"/>
    </style:style>
    <style:style style:name="P36" style:family="paragraph" style:parent-style-name="Standard" style:list-style-name="L1">
      <style:paragraph-properties fo:margin-left="1.4772in" fo:margin-right="0in" fo:text-indent="-0.25in" style:auto-text-indent="false"/>
      <style:text-properties fo:font-size="14pt" officeooo:rsid="0012d8ff" officeooo:paragraph-rsid="0018daab" fo:background-color="#ffff00" style:font-size-asian="14pt" style:font-size-complex="14pt"/>
    </style:style>
    <style:style style:name="P37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0ca648" officeooo:paragraph-rsid="000ca648" style:font-size-asian="10.5pt" style:font-size-complex="12pt"/>
    </style:style>
    <style:style style:name="P38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1013e8" officeooo:paragraph-rsid="001013e8" style:font-size-asian="10.5pt" style:font-size-complex="12pt"/>
    </style:style>
    <style:style style:name="P39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0f026e" officeooo:paragraph-rsid="000f026e" style:font-size-asian="10.5pt" style:font-size-complex="12pt"/>
    </style:style>
    <style:style style:name="P40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41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0c2390" officeooo:paragraph-rsid="001d0916" style:font-size-asian="10.5pt" style:font-size-complex="12pt"/>
    </style:style>
    <style:style style:name="P42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0d2e28" officeooo:paragraph-rsid="000d2e28" style:font-size-asian="10.5pt" style:font-size-complex="12pt"/>
    </style:style>
    <style:style style:name="P43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0d2e28" officeooo:paragraph-rsid="001d0916" style:font-size-asian="10.5pt" style:font-size-complex="12pt"/>
    </style:style>
    <style:style style:name="P44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1718e8" officeooo:paragraph-rsid="001718e8" style:font-size-asian="10.5pt" style:font-size-complex="12pt"/>
    </style:style>
    <style:style style:name="P45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1718e8" officeooo:paragraph-rsid="001718e8" style:font-size-asian="10.5pt" style:font-size-complex="12pt"/>
    </style:style>
    <style:style style:name="P46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fo:font-size="12pt" officeooo:rsid="001d0916" officeooo:paragraph-rsid="001d0916" style:font-size-asian="10.5pt" style:font-size-complex="12pt"/>
    </style:style>
    <style:style style:name="P47" style:family="paragraph" style:parent-style-name="Standard" style:list-style-name="L2">
      <style:paragraph-properties fo:margin-left="1.4772in" fo:margin-right="0in" fo:text-align="start" style:justify-single-word="false" fo:text-indent="-0.25in" style:auto-text-indent="false"/>
      <style:text-properties officeooo:rsid="000ce65d" officeooo:paragraph-rsid="000ce65d"/>
    </style:style>
    <style:style style:name="P48" style:family="paragraph" style:parent-style-name="Standard" style:list-style-name="L2">
      <style:paragraph-properties fo:margin-left="0.4925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49" style:family="paragraph" style:parent-style-name="Standard" style:list-style-name="L2">
      <style:paragraph-properties fo:margin-left="1.9693in" fo:margin-right="0in" fo:text-align="start" style:justify-single-word="false" fo:text-indent="-0.25in" style:auto-text-indent="false"/>
      <style:text-properties officeooo:rsid="000d2e28" officeooo:paragraph-rsid="000d2e28"/>
    </style:style>
    <style:style style:name="P50" style:family="paragraph" style:parent-style-name="Standard" style:list-style-name="L2">
      <style:paragraph-properties fo:margin-left="1.9693in" fo:margin-right="0in" fo:text-align="start" style:justify-single-word="false" fo:text-indent="-0.25in" style:auto-text-indent="false"/>
      <style:text-properties fo:font-size="12pt" officeooo:rsid="000ca648" officeooo:paragraph-rsid="000ca648" style:font-size-asian="10.5pt" style:font-size-complex="12pt"/>
    </style:style>
    <style:style style:name="P51" style:family="paragraph" style:parent-style-name="Standard" style:list-style-name="L2">
      <style:paragraph-properties fo:margin-left="1.9693in" fo:margin-right="0in" fo:text-align="start" style:justify-single-word="false" fo:text-indent="-0.25in" style:auto-text-indent="false"/>
      <style:text-properties fo:font-size="12pt" officeooo:rsid="000cd713" officeooo:paragraph-rsid="000cd713" style:font-size-asian="10.5pt" style:font-size-complex="12pt"/>
    </style:style>
    <style:style style:name="P52" style:family="paragraph" style:parent-style-name="Standard" style:list-style-name="L2">
      <style:paragraph-properties fo:margin-left="1.9693in" fo:margin-right="0in" fo:text-align="start" style:justify-single-word="false" fo:text-indent="-0.25in" style:auto-text-indent="false"/>
      <style:text-properties fo:font-size="12pt" officeooo:rsid="001d0916" officeooo:paragraph-rsid="001d0916" style:font-size-asian="10.5pt" style:font-size-complex="12pt"/>
    </style:style>
    <style:style style:name="T1" style:family="text">
      <style:text-properties officeooo:rsid="0008c5ec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c2390" style:font-size-asian="10.5pt" style:font-size-complex="12pt"/>
    </style:style>
    <style:style style:name="T4" style:family="text">
      <style:text-properties fo:font-size="12pt" officeooo:rsid="000ca648" style:font-size-asian="10.5pt" style:font-size-complex="12pt"/>
    </style:style>
    <style:style style:name="T5" style:family="text">
      <style:text-properties fo:font-size="12pt" officeooo:rsid="000d2e28" style:font-size-asian="10.5pt" style:font-size-complex="12pt"/>
    </style:style>
    <style:style style:name="T6" style:family="text">
      <style:text-properties fo:font-size="12pt" officeooo:rsid="001013e8" style:font-size-asian="10.5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4ddf6" style:font-size-asian="14pt" style:font-size-complex="14pt"/>
    </style:style>
    <style:style style:name="T9" style:family="text">
      <style:text-properties fo:font-size="14pt" officeooo:rsid="0008c5ec" style:font-size-asian="14pt" style:font-size-complex="14pt"/>
    </style:style>
    <style:style style:name="T10" style:family="text">
      <style:text-properties fo:font-size="14pt" officeooo:rsid="000cd896" style:font-size-asian="14pt" style:font-size-complex="14pt"/>
    </style:style>
    <style:style style:name="T11" style:family="text">
      <style:text-properties fo:font-size="14pt" fo:background-color="#ffff00" loext:char-shading-value="0" style:font-size-asian="14pt" style:font-size-complex="14pt"/>
    </style:style>
    <style:style style:name="T12" style:family="text">
      <style:text-properties officeooo:rsid="000c2390"/>
    </style:style>
    <style:style style:name="T13" style:family="text">
      <style:text-properties officeooo:rsid="000cd713"/>
    </style:style>
    <style:style style:name="T14" style:family="text">
      <style:text-properties officeooo:rsid="000d2e28"/>
    </style:style>
    <style:style style:name="T15" style:family="text">
      <style:text-properties officeooo:rsid="0012d8ff"/>
    </style:style>
    <style:style style:name="T16" style:family="text">
      <style:text-properties officeooo:rsid="0018daab"/>
    </style:style>
    <style:style style:name="T17" style:family="text">
      <style:text-properties officeooo:rsid="001b67d9"/>
    </style:style>
    <style:style style:name="T18" style:family="text">
      <style:text-properties officeooo:rsid="001d0916"/>
    </style:style>
    <style:style style:name="T19" style:family="text">
      <style:text-properties officeooo:rsid="001d7d28"/>
    </style:style>
    <style:style style:name="T20" style:family="text">
      <style:text-properties officeooo:rsid="001f4b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 To <text:span text:style-name="T12">Refactor</text:span></text:p>
      <text:p text:style-name="P1">Vote Tracker</text:p>
      <text:p text:style-name="P2">by</text:p>
      <text:p text:style-name="P2">Robert Hill</text:p>
      <text:p text:style-name="P5"/>
      <text:p text:style-name="P5"/>
      <text:list xml:id="list4953763606979214739" text:style-name="L1">
        <text:list-item>
          <text:p text:style-name="P21"><text:span text:style-name="T8">Move pictures and votes </text:span><text:span text:style-name="T10">both </text:span><text:span text:style-name="T8">into a SQL Table instead of local storage.</text:span></text:p>
        </text:list-item>
        <text:list-item>
          <text:p text:style-name="P24">Create table that holds ALL the data … <text:span text:style-name="T17">dataTable</text:span></text:p>
        </text:list-item>
        <text:list-item>
          <text:p text:style-name="P34">photoArray []</text:p>
        </text:list-item>
        <text:list-item>
          <text:p text:style-name="P34">Tracker {}</text:p>
        </text:list-item>
        <text:list-item>
          <text:p text:style-name="P35">data [] … local to makeChart()</text:p>
        </text:list-item>
        <text:list-item>
          <text:p text:style-name="P36">Move box colors, &lt;p&gt;, into SQL table. <text:span text:style-name="T16">Remove &lt;p&gt; tags from HTML</text:span></text:p>
        </text:list-item>
        <text:list-item>
          <text:p text:style-name="P15">Add jQuery <text:span text:style-name="T16">to m</text:span>anipulate DOM, <text:span text:style-name="T16">and i</text:span>ncorporate event listeners.</text:p>
        </text:list-item>
        <text:list-item>
          <text:p text:style-name="P14"><text:span text:style-name="T8">Apply SMACSS </text:span><text:span text:style-name="T9">concepts to include folders:</text:span></text:p>
        </text:list-item>
        <text:list-item>
          <text:p text:style-name="P25"><text:span text:style-name="T9">j</text:span><text:span text:style-name="T7">s - </text:span><text:span text:style-name="T11">DONE</text:span></text:p>
        </text:list-item>
        <text:list-item>
          <text:p text:style-name="P22">css</text:p>
        </text:list-item>
        <text:list-item>
          <text:p text:style-name="P18">Move global objects into constructors. … Tracker</text:p>
        </text:list-item>
        <text:list-item>
          <text:p text:style-name="P15">Using chart.js, make pie chart static instead of flickering.</text:p>
        </text:list-item>
        <text:list-item>
          <text:p text:style-name="P23">Delete chart before rendering should work.</text:p>
        </text:list-item>
        <text:list-item>
          <text:p text:style-name="P16"><text:span text:style-name="T1">Upon load</text:span>, <text:span text:style-name="T1">the </text:span>pie chart should display a “<text:span text:style-name="T1">Welcome” or “Let's Play” type of </text:span>message <text:span text:style-name="T1">in place</text:span> of a chart.</text:p>
        </text:list-item>
        <text:list-item>
          <text:p text:style-name="P17">Update CSS</text:p>
        </text:list-item>
      </text:list>
      <text:p text:style-name="P6"/>
      <text:p text:style-name="P7"/>
      <text:p text:style-name="P8">Code Depend<text:span text:style-name="T15">e</text:span>ncies</text:p>
      <text:p text:style-name="P3">HTML</text:p>
      <text:list xml:id="list6980790527237467714" text:style-name="L2">
        <text:list-item>
          <text:p text:style-name="P48">Render screen, then run &lt;script&gt; app.js</text:p>
        </text:list-item>
      </text:list>
      <text:p text:style-name="P13"/>
      <text:p text:style-name="P4">JavaScript</text:p>
      <text:list xml:id="list151224089929558" text:continue-numbering="true" text:style-name="L2">
        <text:list-item>
          <text:p text:style-name="P19">Basic flow in 'app.js'</text:p>
        </text:list-item>
        <text:list-item>
          <text:p text:style-name="P26">Create empty photoArray</text:p>
        </text:list-item>
        <text:list-item>
          <text:p text:style-name="P31"><text:span text:style-name="T3">D</text:span><text:span text:style-name="T2">eclare functions and global variables.</text:span></text:p>
        </text:list-item>
        <text:list-item>
          <text:p text:style-name="P31"><text:span text:style-name="T3">g</text:span><text:span text:style-name="T2">etData('votes')</text:span></text:p>
        </text:list-item>
        <text:list-item>
          <text:p text:style-name="P37">Get local storage</text:p>
        </text:list-item>
        <text:list-item>
          <text:p text:style-name="P37">Assign values to Tracker object from local storage data.</text:p>
        </text:list-item>
        <text:list-item>
          <text:p text:style-name="P32">Populate the photoArray with HARD data.</text:p>
        </text:list-item>
        <text:list-item>
          <text:p text:style-name="P28">RandomPic()</text:p>
        </text:list-item>
        <text:list-item>
          <text:p text:style-name="P47"><text:span text:style-name="T4">G</text:span><text:span text:style-name="T2">enerate randomly 2 random picture-fear key value pairs that are different from one another.</text:span></text:p>
        </text:list-item>
        <text:list-item>
          <text:p text:style-name="P29">Event listeners are set to poll what image gets clicked.</text:p>
        </text:list-item>
        <text:list-item>
          <text:p text:style-name="P38">Upon click of either image, makeChart() is called to update the bottom boxes and pie chart!</text:p>
        </text:list-item>
      </text:list>
      <text:p text:style-name="P12"/>
      <text:p text:style-name="P10"/>
      <text:list xml:id="list151223405181466" text:continue-numbering="true" text:style-name="L2">
        <text:list-item>
          <text:p text:style-name="P30">RatePic()</text:p>
        </text:list-item>
        <text:list-item>
          <text:p text:style-name="P47"><text:span text:style-name="T14">'</text:span>picFrame' is passed in <text:span text:style-name="T14">as the frame </text:span></text:p>
        </text:list-item>
        <text:list-item>
          <text:p text:style-name="P47">Compares picFram<text:span text:style-name="T14">e, i.e. the frame the user clicked,</text:span> to each picture element <text:span text:style-name="T14">and chooses which switch statement to execute.</text:span></text:p>
        </text:list-item>
        <text:list-item>
          <text:p text:style-name="P49">Switch stmts determine which Tracker.___vote will be incremented.</text:p>
        </text:list-item>
        <text:list-item>
          <text:p text:style-name="P47"><text:span text:style-name="T5">After switch statement executed, </text:span><text:span text:style-name="T2">randomPic() </text:span><text:span text:style-name="T5">called to reload new images.</text:span></text:p>
        </text:list-item>
        <text:list-item>
          <text:p text:style-name="P33"><text:span text:style-name="T5">M</text:span><text:span text:style-name="T2">akeChart()</text:span></text:p>
        </text:list-item>
        <text:list-item>
          <text:p text:style-name="P39">Setting up the innerHtml of each box at bottom.</text:p>
        </text:list-item>
        <text:list-item>
          <text:p text:style-name="P39">Then drawing the pie chart per specs from 'chart.js' which is a scripted library.</text:p>
        </text:list-item>
        <text:list-item>
          <text:p text:style-name="P33"><text:span text:style-name="T2">StoreData() : Saves data to object </text:span><text:span text:style-name="T6">+ pushes to local storage.</text:span></text:p>
        </text:list-item>
      </text:list>
      <text:p text:style-name="P11"/>
      <text:list xml:id="list151222860796673" text:continue-numbering="true" text:style-name="L2">
        <text:list-item>
          <text:p text:style-name="P20">app.js</text:p>
        </text:list-item>
        <text:list-item>
          <text:p text:style-name="P26">FUNCTIONS</text:p>
        </text:list-item>
        <text:list-item>
          <text:p text:style-name="P40">storeData()</text:p>
        </text:list-item>
        <text:list-item>
          <text:p text:style-name="P40">getData()</text:p>
        </text:list-item>
        <text:list-item>
          <text:p text:style-name="P50">If there are no votes yet, Retrieves local data 'votes' &amp; </text:p>
        </text:list-item>
        <text:list-item>
          <text:p text:style-name="P50">Parses local data 'votes' : array of strings.</text:p>
        </text:list-item>
        <text:list-item>
          <text:p text:style-name="P50"/>
        </text:list-item>
        <text:list-item>
          <text:p text:style-name="P40">Photo<text:span text:style-name="T13">()</text:span> – <text:span text:style-name="T13">CONSTRUCTOR Function</text:span></text:p>
        </text:list-item>
        <text:list-item>
          <text:p text:style-name="P51">pushes 2 key-value pairs to the global photoArray[]</text:p>
        </text:list-item>
        <text:list-item>
          <text:p text:style-name="P40">getRandomNum() … <text:span text:style-name="T13">returns a random number.</text:span></text:p>
        </text:list-item>
        <text:list-item>
          <text:p text:style-name="P40">randomPic()</text:p>
        </text:list-item>
        <text:list-item>
          <text:p text:style-name="P40">ratePic()</text:p>
        </text:list-item>
        <text:list-item>
          <text:p text:style-name="P40"><text:soft-page-break/>makeChart()</text:p>
        </text:list-item>
      </text:list>
      <text:p text:style-name="P9"/>
      <text:p text:style-name="P9"/>
      <text:p text:style-name="P9"/>
      <text:list xml:id="list151223183918414" text:continue-numbering="true" text:style-name="L2">
        <text:list-item>
          <text:p text:style-name="P26">OBJECTS &amp; VARIABLES</text:p>
        </text:list-item>
        <text:list-item>
          <text:p text:style-name="P40">photoArray = [] … <text:span text:style-name="T14">'fear' and 'pcLink' … category or fear and url of image</text:span></text:p>
        </text:list-item>
        <text:list-item>
          <text:p text:style-name="P42">pic</text:p>
        </text:list-item>
        <text:list-item>
          <text:p text:style-name="P40">Tracker = {</text:p>
        </text:list-item>
        <text:list-item>
          <text:p text:style-name="P40"><text:s text:c="4"/>clownVote: 0,</text:p>
        </text:list-item>
        <text:list-item>
          <text:p text:style-name="P40"><text:s text:c="4"/>dogVote: 0,</text:p>
        </text:list-item>
        <text:list-item>
          <text:p text:style-name="P40"><text:s text:c="4"/>germVote: 0,</text:p>
        </text:list-item>
        <text:list-item>
          <text:p text:style-name="P40"><text:s text:c="4"/>heightsVote: 0,</text:p>
        </text:list-item>
        <text:list-item>
          <text:p text:style-name="P40"><text:s text:c="4"/>kittenVote : <text:s/>0,</text:p>
        </text:list-item>
        <text:list-item>
          <text:p text:style-name="P40"><text:s text:c="4"/>lightningVote: 0,</text:p>
        </text:list-item>
        <text:list-item>
          <text:p text:style-name="P40"><text:s text:c="4"/>needleVote: 0,</text:p>
        </text:list-item>
        <text:list-item>
          <text:p text:style-name="P40"><text:s text:c="4"/>snakeVote: 0,</text:p>
        </text:list-item>
        <text:list-item>
          <text:p text:style-name="P40"><text:s text:c="4"/>spiderVote: 0</text:p>
        </text:list-item>
        <text:list-item>
          <text:p text:style-name="P44">data = [] … <text:s/>value, label, color … declared in makeChart()</text:p>
        </text:list-item>
      </text:list>
      <text:p text:style-name="P45"/>
      <text:list xml:id="list151223005677850" text:continue-numbering="true" text:style-name="L2">
        <text:list-item>
          <text:p text:style-name="P27"><text:span text:style-name="T18">NEW </text:span>OBJECTS &amp; VARIABLES</text:p>
        </text:list-item>
        <text:list-item>
          <text:p text:style-name="P46">SQL Tables</text:p>
        </text:list-item>
        <text:list-item>
          <text:p text:style-name="P52">photo_table : category, caption, <text:span text:style-name="T19">img_path</text:span></text:p>
        </text:list-item>
        <text:list-item>
          <text:p text:style-name="P52">category_table : category, <text:span text:style-name="T20">score, </text:span>col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2:40:38.894434411</meta:creation-date>
    <dc:date>2015-12-11T15:12:22.391106940</dc:date>
    <meta:editing-duration>PT4H21M12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3" meta:paragraph-count="74" meta:word-count="456" meta:character-count="2496" meta:non-whitespace-character-count="2139"/>
  </office:meta>
</office:document-meta>
</file>